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8.255cm"/>
    </style:style>
    <style:style style:name="Table1.1" style:family="table-row">
      <style:table-row-properties style:keep-together="true" fo:keep-together="auto"/>
    </style:style>
    <style:style style:name="Table1.A1" style:family="table-cell">
      <style:table-cell-properties fo:padding="0cm" fo:border="none"/>
    </style:style>
    <style:style style:name="P1" style:family="paragraph" style:parent-style-name="Standard">
      <style:paragraph-properties loext:contextual-spacing="false" fo:margin-top="0cm" fo:margin-bottom="0cm" fo:line-height="100%" fo:text-align="end" style:justify-single-word="false"/>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fo:font-size="12pt" style:font-size-asian="12pt" style:font-size-complex="12pt"/>
    </style:style>
    <style:style style:name="P4"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5" style:family="paragraph" style:parent-style-name="Standard">
      <style:paragraph-properties loext:contextual-spacing="false" fo:margin-top="0cm" fo:margin-bottom="0cm" fo:line-height="1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6"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7"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8" style:family="paragraph" style:parent-style-name="Standard">
      <style:paragraph-properties loext:contextual-spacing="false" fo:margin-left="0cm" fo:margin-right="0cm" fo:margin-top="0cm" fo:margin-bottom="0cm" fo:line-height="200%" fo:text-indent="1.27cm" style:auto-text-indent="false"/>
    </style:style>
    <style:style style:name="P9"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style>
    <style:style style:name="P11" style:family="paragraph" style:parent-style-name="Standard">
      <style:paragraph-properties loext:contextual-spacing="false" fo:margin-top="0cm" fo:margin-bottom="0cm" fo:line-height="100%"/>
      <style:text-properties fo:font-size="12pt" style:font-size-asian="12pt" style:font-size-complex="12pt"/>
    </style:style>
    <style:style style:name="P12" style:family="paragraph" style:parent-style-name="Standard">
      <style:paragraph-properties loext:contextual-spacing="false" fo:margin-top="0cm" fo:margin-bottom="0cm" fo:line-height="100%" fo:text-align="end" style:justify-single-word="false"/>
      <style:text-properties fo:font-size="12pt" style:font-size-asian="12pt" style:font-size-complex="12pt"/>
    </style:style>
    <style:style style:name="P13"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14" style:family="paragraph" style:parent-style-name="Standard">
      <style:paragraph-properties loext:contextual-spacing="false" fo:margin-top="0cm" fo:margin-bottom="0cm" fo:line-height="200%" fo:text-align="center" style:justify-single-word="false"/>
      <style:text-properties fo:font-size="12pt" style:font-size-asian="12pt" style:font-size-complex="12pt"/>
    </style:style>
    <style:style style:name="P15" style:family="paragraph" style:parent-style-name="Standard" style:master-page-name="First_20_Page">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6"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7"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8"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9"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20"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none" style:font-size-asian="12pt" style:font-size-complex="12pt"/>
    </style:style>
    <style:style style:name="P22" style:family="paragraph" style:parent-style-name="Standard">
      <style:paragraph-properties fo:margin-left="0cm" fo:margin-right="0cm" fo:line-height="200%" fo:text-indent="1.27cm" style:auto-text-indent="false"/>
      <style:text-properties fo:font-size="12pt" fo:font-style="italic" style:font-size-asian="12pt" style:font-style-asian="italic" style:font-size-complex="12pt"/>
    </style:style>
    <style:style style:name="P23" style:family="paragraph" style:parent-style-name="Standard">
      <style:paragraph-properties fo:margin-left="0cm" fo:margin-right="0cm" fo:line-height="200%" fo:text-indent="1.27cm"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1" table:style-name="Table1">
        <table:table-column table:style-name="Table1.A" table:number-columns-repeated="2"/>
        <table:table-row table:style-name="Table1.1">
          <table:table-cell table:style-name="Table1.A1" office:value-type="string">
            <text:p text:style-name="P3">Your name</text:p>
            <text:p text:style-name="P3">Your address</text:p>
            <text:p text:style-name="P3">Your phone number</text:p>
            <text:p text:style-name="P3">Your email address</text:p>
            <text:p text:style-name="P3"/>
            <text:p text:style-name="P3"/>
            <text:p text:style-name="P3"/>
          </table:table-cell>
          <table:table-cell table:style-name="Table1.A1" office:value-type="string">
            <text:p text:style-name="P12">6,100 words</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6"/>
      <text:p text:style-name="P4">FINAL AVTAR</text:p>
      <text:p text:style-name="P6"/>
      <text:p text:style-name="P4">by Koko<text:bookmark text:name="bookmark=id.gjdgxs"/></text:p>
      <text:p text:style-name="P4"/>
      <text:p text:style-name="P9">The River is black. Pitch black like tar, like some clogged sewer. The hoofs of my mare sunk in the wet sand as she walked on the banks opposite of it's flow. <text:s/>Heat enough to wet my shirt and the air foul enough to burn the nose with flakes of charred flesh swimming in it. Something I seldomly sniffed before but can now practically taste as they burned the skin. It was one of the rewards for hanging around him. Well, he calls it a reward whereas I call it what it is- Hell. It had been two days since we left Shambala and this ride will take 4 more out of my life. The thought churned the stomach and loosened my grips. If not for the calmness of Devdutt I would have been bucked long ago. I brushed and patted her soft ash mane.</text:p>
      <text:p text:style-name="P9"><text:soft-page-break/></text:p>
      <text:p text:style-name="P9">"Good girl" </text:p>
      <text:p text:style-name="P9"/>
      <text:p text:style-name="P9">She neighed softly. "Don't take it extreme. It's going to be a long ride, girl." </text:p>
      <text:p text:style-name="P9"/>
      <text:p text:style-name="P14">#<text:bookmark text:name="bookmark=id.30j0zll"/></text:p>
      <text:p text:style-name="P8"><text:span text:style-name="T1">On the second day it was muddy. Not black, not dead but nearly. Branches, piss, ashes, even bodies floated on the grimy surface. Their wet tattered clothes revealed the blue bloated skin underneath. Not enough blood left in them to spread even a smidge of redness in its waters. Not that it would matter anyway. <text:s/>Fine swollen cuts ran on their legs and belly. One of them, A man in his forties, had only one eye. The other gouged out or destroyed? I couldn't make out. Can't believe I used to drink from this once! </text:span><text:span text:style-name="T2">Live here once! We were walking among a desolate ruin.</text:span><text:span text:style-name="T1"> A town. A place familiar to me once. Ash</text:span><text:span text:style-name="T2"> fell from the sky as if snow. The only difference was</text:span><text:span text:style-name="T1">- it burned the skin instead of melting on it and tasted like charred paper.</text:span><text:span text:style-name="T2"> I swallowed the bitter vomit which wanted to burst out of my mouth. </text:span></text:p>
      <text:p text:style-name="P9"/>
      <text:p text:style-name="P9">"I used to skip stone here..." I whispered. Too scared to let him hear it. "What happened?" </text:p>
      <text:p text:style-name="P9"><text:soft-page-break/></text:p>
      <text:p text:style-name="P9">Yesterday Ganges, the river in front of me was dead as this haunted town. It's black current moving at a snails pace. But here? Today? She seemed to scream for help. Like she knew what awaited her down the stream and she feared it. She was dying but still struggled to live. Is this what Bhagirath dreamed of when he brought her here? To die a torturous death? She was suppose to be....</text:p>
      <text:p text:style-name="P9"/>
      <text:p text:style-name="P8"><text:span text:style-name="T1">"What are you doing?" The old man turned his stallion and gazed back. His ride was brown. Bigger than Devdutt. Older than her too. Her big brother. She was still growing but he was past his prime like his rider. The narrow black eyes gazed down, both anger and disappointed in them. Only my teacher can muster both emotions in a single gaze. Something which was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is supposed</text:span><text:span text:style-name="T2"> to stick close to him. Tailing under the shadow of his safety, only if the river had not distracted him. And worse of all the to</text:span><text:span text:style-name="T1">wn which he visited once. </text:span></text:p>
      <text:p text:style-name="P9">"They used to pray to her from this very spot" I said not looking at him. There was still a feeble calmness here compare <text:soft-page-break/>to other places. An echo of a time long past. "I've seen the illustrations in Shambala."</text:p>
      <text:p text:style-name="P9"/>
      <text:p text:style-name="P9">"We can't dally much longer, kid."</text:p>
      <text:p text:style-name="P9"/>
      <text:p text:style-name="P9">"Can't we save her somehow, Ram?" I said yanking the reins on Devdutt. She settled down after a whimpering neigh. She always settled down, eventually.</text:p>
      <text:p text:style-name="P9"/>
      <text:p text:style-name="P9">"No one can revive the dead, boy."</text:p>
      <text:p text:style-name="P9"/>
      <text:p text:style-name="P9">"You can!" I blurted out to say the least. I was naive then. A fool who believed anyone who smiled. I spoke with cam what came in mind first. A vision of an old man with bullets in his body carrying a boy away from his dangerous home. " But she is alive!" I provoked. Fool! "Can't you see!? She still lives. We can still salvage..."</text:p>
      <text:p text:style-name="P9"/>
      <text:p text:style-name="P9">"And do you think she wants that!?" We talked as if the river was not a thing but a person. The chestnut stallion stopped suddenly in front me. Whatever bit of heat I felt from the sharp warm wind was gone now. I was cold like a piece of meat left to rot. His eyes seem to pierce like the Sun through <text:soft-page-break/>an open window. The hairs on my arms and neck shook. They told me to stop and I did. I always did. </text:p>
      <text:p text:style-name="P9"/>
      <text:p text:style-name="P9">Yet I didn't understand it. What did he meant? Why? I rarely did. The axe wielder never made it easy. But this time there were no hints to help either. No clues. No props. This was no lesson, no teaching. It was something close, something personal. Something I shouldn't poke at.</text:p>
      <text:p text:style-name="P9"/>
      <text:p text:style-name="P9">I jumped down. The shoes sunk in the soft road. The dust danced between my toes as it seeped in my shoes. It was sticky, wet but warm. Devdutt neighed behind, scratching the snout on my shoulder. "I'm not going anywhere..." My fingers frisked through her long mane. She is in a way, the best companion I'll ever have. The only one who never left me. Never broke me even when I didn't deserve it. The one who'll stick till the end. Till my last breath. </text:p>
      <text:p text:style-name="P9"/>
      <text:p text:style-name="P9">I threw the shoes away and stood on the bank. Feet naked, muddy water running between them. The stench of rotting wood and corpse fills the nose. And I wish for cold. A cold which could fill my nose with snot, so I can only feel the cold waters when I closed my eyes.</text:p>
      <text:p text:style-name="P9"/>
      <text:p text:style-name="P8"><text:soft-page-break/><text:span text:style-name="T2">The bank is right here. The stones were here too. This is the place or was the place. All seems so vivid, so nostalgic like a recent dream. But then I opened the eyes and </text:span><text:span text:style-name="T1">t</text:span><text:span text:style-name="T2">he river changed. From blue to dirt, from clear to filled with shit and blood. Disgusting. Once the purest in the country was now one of most corrupt</text:span><text:span text:style-name="T1">ed but also one of </text:span><text:span text:style-name="T2">the last remaining ones. Struggling to survive.</text:span></text:p>
      <text:p text:style-name="P9"/>
      <text:p text:style-name="P9">How long before the rest go out too? Like flickering candles in the dark.</text:p>
      <text:p text:style-name="P9"/>
      <text:p text:style-name="P9">" Standing here to mourn?" Garv, the elder stallion stopped behind me. Beside Devdutt. He had little bits of foam building around his mouth and nose. I saw both of them nodding, scratching each other. She is shorter than him, but Stronger. He was weaker but faster, experienced. I patted Devdutt. She’ll get there. I knew she would. My Guru,(I called him Guru when we talked) jumps down, massive feet slamming on the road.</text:p>
      <text:p text:style-name="P9"/>
      <text:p text:style-name="P9">He stood a little behind, a little away. His feet dug deeper than mine. A man older than even the definition of old yet still looked not a day more than Sixty. He gazed at the slow paced waters. But not at what I was looking at. Not at the bodies, not at the death but at the river itself. His poker face <text:soft-page-break/>gave no reaction. As if he expected it or seen it countless times. Almost as if it was normal. But if things like this, scenes like these become normal for a man, something which he doesn't affect him anymore. Stops making him care, cry or angry. Is he even a Normal anymore? </text:p>
      <text:p text:style-name="P9"/>
      <text:p text:style-name="P9"><text:s/>I've asked it too many times and I still have doubts on the conclusions I've made. </text:p>
      <text:p text:style-name="P9"/>
      <text:p text:style-name="P9">"Where did we go wrong?" I asked in slow low pitch as the winds hurled the falling ash on my face. Both of our hairs have begun to look the same color. His more whiter than mine. His black french beard caught some of it too. It had become Ash in appearance. The man looked 10 or more years older than he usually did. A little closer to his actual age. </text:p>
      <text:p text:style-name="P9">"Don't ask that question." I didn't wanted too. " The answer to it will lead you everywhere but the truth." He said, mortifyingly.</text:p>
      <text:p text:style-name="P9"/>
      <text:p text:style-name="P22">What is he, 200...no maybe 300...</text:p>
      <text:p text:style-name="P9"/>
      <text:p text:style-name="P9"/>
      <text:p text:style-name="P9">"And that is..."</text:p>
      <text:p text:style-name="P9"/>
      <text:p text:style-name="P9"><text:soft-page-break/>"We failed." The words were blunt."No one will accept it. The guilt is too much to handle. A mistake we can’t reverse."</text:p>
      <text:p text:style-name="P9"/>
      <text:p text:style-name="P9">"And you have?" The guru didn't answer, he turned and climbed Garv. I liked that. Some answers are too scary to know. I let the ashes fall on my face for few minutes more before I joined him.</text:p>
      <text:p text:style-name="P9"/>
      <text:p text:style-name="P14">#<text:bookmark text:name="bookmark=id.1fob9te"/></text:p>
      <text:p text:style-name="P9">Now she was green. Not quite transparent but cleaner than she has ever been. Here she seemed to smile at least. A dreadful one but a smile nonetheless. My teacher told me last night, like every being she too is breathing, living. Like trees, like earth, like animals and like us, Ganga too is breathing or at least trying to. She ages like us. And time has not been kind to her as it had been to my Guru. So I stopped using 'it'. Instead I started calling her a 'she'. A female. A mother. </text:p>
      <text:p text:style-name="P9"/>
      <text:p text:style-name="P9">"How old is she?"</text:p>
      <text:p text:style-name="P9"/>
      <text:p text:style-name="P9">"Older than me.." The horses struggled to move on the incline. The legs trudged through patches of snow and grass. Every we had to take shelters to keep them warm. I pulled out a blanket and spread it beneath the saddle on Devdutt. We only had <text:soft-page-break/>two. I thought Guru would ask for it. But he just told me to use his on the horses. I would’ve used it on Garv. If I’d known what would happen. Beside Devdutt required less but Garv was not doing much well. </text:p>
      <text:p text:style-name="P9"/>
      <text:p text:style-name="P9">Somehow he had taken a hit on his hind leg last night. There was a large gash which seemed to not heal, like a bite mark. Blood dripped no more thanks to treatment with the herbs we carried. But still it slowed the pace.</text:p>
      <text:p text:style-name="P9"/>
      <text:p text:style-name="P9">"We have to stop again. "</text:p>
      <text:p text:style-name="P9"/>
      <text:p text:style-name="P9">"Is he panting? " Each words created smoke in the air. The aire was getting colder and nights even more so. </text:p>
      <text:p text:style-name="P9"/>
      <text:p text:style-name="P9">"Soon..."</text:p>
      <text:p text:style-name="P9"/>
      <text:p text:style-name="P8"><text:span text:style-name="T1">The fire was small at start. It's light barely enough for a single man. But it grew as it ate more wood. The axe weilder had chopped down a thick trunk with a single slash almost as if it were a plant not a tree. It was his favorite weapon and the one in which he was most adept. And he carried it on him always. His axe even had a name. </text:span><text:span text:style-name="T4">Asi! </text:span></text:p>
      <text:p text:style-name="P9"/>
      <text:p text:style-name="P9"><text:soft-page-break/>The russet leaves made for the bedding. The wood for fire. Horses drank the melted snow in the bowl near it as we sat down to make the horrible dinner.</text:p>
      <text:p text:style-name="P9"/>
      <text:p text:style-name="P9">"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p>
      <text:p text:style-name="P9"/>
      <text:p text:style-name="P9">"2 hours of searching and I ony got a fox. Even if a half dead one." Even though we had a net for fishing, we never got to use it. There were none to do any.</text:p>
      <text:p text:style-name="P9"/>
      <text:p text:style-name="P9">"Presence of life is faint here..."</text:p>
      <text:p text:style-name="P9"/>
      <text:p text:style-name="P9">"No there is life. It's just not the ones we're used to." Anta grabbed the warm bowl his guru offered. He didn't pay attention to how the man looked at him.</text:p>
      <text:p text:style-name="P9"/>
      <text:p text:style-name="P9">"I felt something" I sipped it a little fast. "Winds rushed behind me as I killed it." He was pouring one for himself. <text:soft-page-break/>"Bastarda was hiding in his home..." he stopped midway and looked. </text:p>
      <text:p text:style-name="P9"/>
      <text:p text:style-name="P9">"Foxes hunt at night!"</text:p>
      <text:p text:style-name="P9"/>
      <text:p text:style-name="P9">"Exactly..." I nodded. "I don't know what it was. Didn't get a look. But whatever scared it." </text:p>
      <text:p text:style-name="P9"/>
      <text:p text:style-name="P9">I finally readied myself to dig in "It's fast. Faster than me. And stronger."</text:p>
      <text:p text:style-name="P9"/>
      <text:p text:style-name="P9">Bit's of bones floated in the stew. You can't hold the bowl for long so it rested in the lap for a while. It had thick consistency and chunky stale pieces of meat floated along with diced celery. There was barely any smell excluding that of grease. Still, it somehow was sweet and spicy. Or was it my hunger making it so?</text:p>
      <text:p text:style-name="P9"/>
      <text:p text:style-name="P9">Either way I filled the bowl again from the bubbling pot and glanced at the tired horses. Devdutt was eating the grass and Garv was already asleep.</text:p>
      <text:p text:style-name="P9"/>
      <text:p text:style-name="P9">"How old are you?"</text:p>
      <text:p text:style-name="P9"/>
      <text:p text:style-name="P9"><text:soft-page-break/>Guru raised his white eyebrows. He had barely eaten a bite. The man enjoyed vegan but rarely ate any flesh. Not unless it was the only option.</text:p>
      <text:p text:style-name="P9"/>
      <text:p text:style-name="P9">"In the morning you told me she was older than you. By how much? Where were you born? When were you born?"</text:p>
      <text:p text:style-name="P9"/>
      <text:p text:style-name="P8"><text:span text:style-name="T1">Guru smiles. One of the few rare occasion he ever did. He's old, ancient. I knew that. </text:span><text:span text:style-name="T3">But how much?</text:span></text:p>
      <text:p text:style-name="P9"/>
      <text:p text:style-name="P9">"I've trained many in my life."</text:p>
      <text:p text:style-name="P9">"I know.." Gravy dripped a little as I spoke.</text:p>
      <text:p text:style-name="P9">"I'm not talking about kids from Shambala." He said, frustrated. " I'm not a school teacher, Anta."</text:p>
      <text:p text:style-name="P9"/>
      <text:p text:style-name="P9">He looked down to the crackling fire then to the bowl in his hands. "There were <text:s/>only 4 including you in all my who I can be truly proud of. " He took a bite. The lips twisted with the slimey texture and spice.</text:p>
      <text:p text:style-name="P9"/>
      <text:p text:style-name="P9">"The first one was 8000 years ago. And the rest two were nearly 7000 years." He rested his hands" God, has it <text:s/>been this long?" <text:s/></text:p>
      <text:p text:style-name="P9"/>
      <text:p text:style-name="P9"><text:soft-page-break/>"The world used to mean something back then. Even to me. When gods were still alive. When I had any interest in it"</text:p>
      <text:p text:style-name="P9"/>
      <text:p text:style-name="P9">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p>
      <text:p text:style-name="P9"/>
      <text:p text:style-name="P9">I placed the still warm bowl on the lap. "Who were they? Who are you?" Some drops spilled on the ground from the tilted bowl. </text:p>
      <text:p text:style-name="P9"/>
      <text:p text:style-name="P9">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ext:soft-page-break/>that night again. <text:s/>"Heard many prophecies, some already happened. A very few are still about to."</text:p>
      <text:p text:style-name="P9"/>
      <text:p text:style-name="P9">"Who ...you...are?" I stumbled with words.</text:p>
      <text:p text:style-name="P7"/>
      <text:p text:style-name="P9">"Seven sages. " He looked at the sky. "There is used to be a constellation you could see which depicted them. Seven stars for seven names. Of course it didn't meant anything other than to remember their names. An immortal way to remember those immortal men. "</text:p>
      <text:p text:style-name="P9"/>
      <text:p text:style-name="P9">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p>
      <text:p text:style-name="P9"/>
      <text:p text:style-name="P23">"But I can't see any of them." </text:p>
      <text:p text:style-name="P9"/>
      <text:p text:style-name="P9">"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text:soft-page-break/>hair and trimmed beard was getting out of control. Something he'd never let happen. Too disciplined for it to let it happen.</text:p>
      <text:p text:style-name="P9"/>
      <text:p text:style-name="P9">"It's your destiny to find the rest six." The eyes widened and I spilled the soup, nearly dousing the flames. The hands trembled. The spoon shivering in my fingers. Devdutt neighed sensing it. </text:p>
      <text:p text:style-name="P9"/>
      <text:p text:style-name="P9">"How...How..." I stuttered. I stuttered for the first time in my 16 years. "...old are you?"</text:p>
      <text:p text:style-name="P9"/>
      <text:p text:style-name="P9">"If I'd celebrated my birthdays. Next year it'll be my 9,734th." His smug grin is still there.</text:p>
      <text:p text:style-name="P9"/>
      <text:p text:style-name="P9">"Lies!? How is it possible?" The ancient man(was he even a man?) grabbed my hands as I inched closer to the flames.</text:p>
      <text:p text:style-name="P9"/>
      <text:p text:style-name="P8"><text:span text:style-name="T1">"Have I ever aged in all your lifetime?" I shook my head slightly. "Do you see any additional wrinkles in all these years? " </text:span><text:span text:style-name="T3">No, I haven't but still...</text:span><text:span text:style-name="T2"> </text:span></text:p>
      <text:p text:style-name="P9"/>
      <text:p text:style-name="P9">"Bhishma…" he said suddenly. " Your mother told you about him."</text:p>
      <text:p text:style-name="P9">"My...my grandfather?" </text:p>
      <text:p text:style-name="P9"><text:soft-page-break/></text:p>
      <text:p text:style-name="P9">"No," He chuckled. "I'm talking about the name itself. Where does it come from?" His eyes grabbed me. There was a very rare light behind them. Something which wasn't before."The legend on which your grandfather was named after."</text:p>
      <text:p text:style-name="P9"/>
      <text:p text:style-name="P9">"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p>
      <text:p text:style-name="P9"/>
      <text:p text:style-name="P9">"To tell you how greed kills a man. A children's tale. But where do you think his immortality came from?"</text:p>
      <text:p text:style-name="P9"/>
      <text:p text:style-name="P9">"The story is true…?"</text:p>
      <text:p text:style-name="P9"/>
      <text:p text:style-name="P9">"Not entirely… but so is the passage of time. It not only distorts and rots the world but people and truth too. The best way to preserve it is to either make it a poem or a children's tale." He continued " We learned it too late."</text:p>
      <text:p text:style-name="P9"/>
      <text:p text:style-name="P9"><text:soft-page-break/>"I've not known your mother Anta. But I do know her tales. Because I was in them. Bhisma..." He pulled me close. But I didn't sat back down. "Before you he was my student. And the one who was my equal. </text:p>
      <text:p text:style-name="P9">After him I rarely took any for a long time."</text:p>
      <text:p text:style-name="P9"/>
      <text:p text:style-name="P9">"Then how did he die and why take me. Why save me?" I finally asked using the opportunity.</text:p>
      <text:p text:style-name="P9"/>
      <text:p text:style-name="P9">"Like you, I too have gifts. But in my case they have long taken the shape of a curse. Which can only break after my last student." He pointed at me with the spoon. Bits of celery dripping from it.</text:p>
      <text:p text:style-name="P9"/>
      <text:p text:style-name="P9">"I don't have gifts like you."</text:p>
      <text:p text:style-name="P9"/>
      <text:p text:style-name="P9">"Were if that true kid." He looked at the white horse "How come Devdutt can sense your heart? How come I found you when you needed to be found? How can you summon my axe when no one else can? How come..."</text:p>
      <text:p text:style-name="P9"/>
      <text:p text:style-name="P9">"BECAUSE YOU TAUGHT ME!" <text:s/>Guru went silent for a moment. His face fixed on me, dissapointed. "You taught me to ride Devdutt. You taught me to summon your axe. And it was you who <text:soft-page-break/>found me, took care of me. It has always been you." I stopped to catch the breath. The world around became blurry, wet. </text:p>
      <text:p text:style-name="P9"/>
      <text:p text:style-name="P9">"It was always you not me. I'm just a human. And you're a god. My God." My words sniffled. Face was red. I clenched the fist. The fingers were hot, boiling. And as it cooled down "You're immortal!?" I said and asked a the same time.</text:p>
      <text:p text:style-name="P9"/>
      <text:p text:style-name="P9">"Not immortal kid. Stuck. All the sages are stuck. Only you ..." he pointed at me. His index finger swing in air. "Only you are free. Dawn is near, but only one of us is allowed to see it."</text:p>
      <text:p text:style-name="P9"/>
      <text:p text:style-name="P9">............................................................................</text:p>
      <text:p text:style-name="P9"/>
      <text:p text:style-name="P9">"Are there other's like you?"</text:p>
      <text:p text:style-name="P9"/>
      <text:p text:style-name="P9">"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p>
      <text:p text:style-name="P9"><text:soft-page-break/></text:p>
      <text:p text:style-name="P9">The sun permeated the valley. It's reflectiong not only meting the ice but also sparkling it. I'd already seen three rainbows by the time of afternoon. <text:s/>We were getting close. </text:p>
      <text:p text:style-name="P9"/>
      <text:p text:style-name="P9">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p>
      <text:p text:style-name="P9"/>
      <text:p text:style-name="P9">"Is it you who gave me my name? Anta...it means End." I caught up to him, riding beside his horse. </text:p>
      <text:p text:style-name="P9"/>
      <text:p text:style-name="P9">"Was it for this purpose? Because you knew what I was? What I could do?"</text:p>
      <text:p text:style-name="P9"/>
      <text:p text:style-name="P9">"It's not your true name. I don't know what your mother called you by. When I found you your father was already gone." He turned his head. "I had to call you by something."</text:p>
      <text:p text:style-name="P9"/>
      <text:p text:style-name="P9">"So, Anta?"</text:p>
      <text:p text:style-name="P9"/>
      <text:p text:style-name="P9"><text:soft-page-break/>"Easier to remember."</text:p>
      <text:p text:style-name="P9"/>
      <text:p text:style-name="P9">"Yeah, like a tool. Better have named me stone or button."</text:p>
      <text:p text:style-name="P9"/>
      <text:p text:style-name="P9">"It wasn't like that"</text:p>
      <text:p text:style-name="P9"/>
      <text:p text:style-name="P9">"Then what it was. All these years. Hiding all of this beneath the slab stone of a heart. You never even told me... even gave me a hint. You didn't wanted me distracted. Thinking about my father, my mother. My family. Are they even alive? Or did you kill them too like you kill so many?"</text:p>
      <text:p text:style-name="P9"/>
      <text:p text:style-name="P9">"What do you think?" garv stopped suddenly. His face was plain. A poker face he had used many time. Yet this time the eyes were blank too, dead like a corpse. "Take a look aroud when you get back. The world we live in. Is it worth living in, living for? Why do you think everyone is betraying it? Why do you think you were born?"</text:p>
      <text:p text:style-name="P9"/>
      <text:p text:style-name="P9">"I'm not going to end the world. I'm not it's destructor." The hands tightened around the reings. Teeths gritting. Eyes like lava, red and wet.</text:p>
      <text:p text:style-name="P9"/>
      <text:p text:style-name="P9"><text:soft-page-break/>Garv moved once more when he tapped the belly with his boots "Then you doom us all." He said passing me by.</text:p>
      <text:p text:style-name="P9"/>
      <text:p text:style-name="P9">"What if I'm not ready?"</text:p>
      <text:p text:style-name="P9"/>
      <text:p text:style-name="P9">"No one ever is...Neither was I nor are you." He said as spontaneously a dark shadow jumped on him.</text:p>
      <text:p text:style-name="P9">........................................................................................................</text:p>
      <text:p text:style-name="P9"/>
      <text:p text:style-name="P9"/>
      <text:p text:style-name="P9">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p>
      <text:p text:style-name="P9"/>
      <text:p text:style-name="P9"><text:soft-page-break/>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p>
      <text:p text:style-name="P9"/>
      <text:p text:style-name="P9">I SCREAMED!</text:p>
      <text:p text:style-name="P9"/>
      <text:p text:style-name="P9">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p>
      <text:p text:style-name="P9"/>
      <text:p text:style-name="P9">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p>
      <text:p text:style-name="P9"><text:soft-page-break/></text:p>
      <text:p text:style-name="P9">As the creature moved to dodging the axe heading for him it's skin shfted to mudd. Molding, <text:s/>matching the background but arms and eyes stayed black, locked on on me.</text:p>
      <text:p text:style-name="P9"/>
      <text:p text:style-name="P20">Camoflauge!?</text:p>
      <text:p text:style-name="P9"/>
      <text:p text:style-name="P8"><text:span text:style-name="T3">"</text:span><text:span text:style-name="T2">MOVE DAMNIT!</text:span><text:span text:style-name="T3">"</text:span></text:p>
      <text:p text:style-name="P9"/>
      <text:p text:style-name="P9"/>
      <text:p text:style-name="P9">His words slapped me back in the present. The slow moving world was gone and now the creatures moves were winds. Unseen, nearly invisble. You can't even hear him until he moves. </text:p>
      <text:p text:style-name="P9"/>
      <text:p text:style-name="P9">"Aah! Fuck" foam formed on my lips. I but it too hard as he slashed the same leg again.</text:p>
      <text:p text:style-name="P9"/>
      <text:p text:style-name="P9">Devedut's jaw grabbed my collar and pulled a second time as I avoided another slash which dug deep in the ground leaving a void hole in the place. </text:p>
      <text:p text:style-name="P9"/>
      <text:p text:style-name="P9">The pain was still in the back of the mind like a constant headache as I faught it. Devdutt turned and I <text:s/>rummaged through the saddle bag. </text:p>
      <text:p text:style-name="P9"><text:soft-page-break/></text:p>
      <text:p text:style-name="P9">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p>
      <text:p text:style-name="P9"/>
      <text:p text:style-name="P9">"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p>
      <text:p text:style-name="P9"/>
      <text:p text:style-name="P9"/>
      <text:p text:style-name="P9">Finally the hands landed on what I looked for and I pulled out the net we thought brought for fishing. And thought useless due to this muddy water. </text:p>
      <text:p text:style-name="P9"/>
      <text:p text:style-name="P9">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ext:soft-page-break/>tried to become the net. He was fast, he was strong but he still had the mind of an animal. A beast through an through. A dumb creature. </text:p>
      <text:p text:style-name="P9"/>
      <text:p text:style-name="P9">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p>
      <text:p text:style-name="P9"/>
      <text:p text:style-name="P9">"QUICK!" he took the hold away. "Summon it!" he said.</text:p>
      <text:p text:style-name="P9"/>
      <text:p text:style-name="P9">I was still trying to breath, catch my breath. My hand shook, leg still bleeded. Even in this cold we both were sweating. He <text:s/>more than me.</text:p>
      <text:p text:style-name="P9"/>
      <text:p text:style-name="P9">"NOW!"</text:p>
      <text:p text:style-name="P9"/>
      <text:p text:style-name="P9">I breathed long extending my trembling hands. "ASI! COME TO ME!" Cold wisps gathered around. They touched the palm. A way for them to verify it was me. They were wet, dim, blue. But soon more swimmed in a small vortex and gree to take the shape which just flew in front of my eyes. </text:p>
      <text:p text:style-name="P9"><text:soft-page-break/></text:p>
      <text:p text:style-name="P8"><text:span text:style-name="T1">And it came. </text:span><text:span text:style-name="T3">Why did it came? </text:span><text:span text:style-name="T2">I asked in an instant. The hand became heavier. Cold drips fell from it. Blood still on them. Not mine.</text:span></text:p>
      <text:p text:style-name="P9"/>
      <text:p text:style-name="P8"><text:span text:style-name="T1">I grabbed it from both hands above the striped creature or a striped monster? </text:span><text:span text:style-name="T3">I'm not a destroyer. I do this to protect. </text:span></text:p>
      <text:p text:style-name="P10"/>
      <text:p text:style-name="P21">Even captured, even vulnerable it only growled never screamed. Black eyes still fix on him. And an Intent to kill radianting like heat of fire. </text:p>
      <text:p text:style-name="P9"/>
      <text:p text:style-name="P9">I let the axe down before the fear took hold. Right on the left eye. I was aiming between both of them but the heaviness of it deviated the strike. Still it was a fatal blow as familiar Grey smoke puffed out- <text:s/>Blood of demons.</text:p>
      <text:p text:style-name="P9"/>
      <text:p text:style-name="P8"><text:span text:style-name="T3">So it was a monster after all.</text:span><text:span text:style-name="T2"> </text:span></text:p>
      <text:p text:style-name="P9"/>
      <text:p text:style-name="P9">I held the breath following Guru. Trying not to inhale it. Until it dissipated, Until the monster shrinked in size. The hulking insect almost the same as Guru was even smaller than a cat as a corpse. No longer invisible, it's body shriveled up <text:soft-page-break/>with <text:s/>oak skin. The eyes were gone as if they never existed at all. Evaporated with the blood.</text:p>
      <text:p text:style-name="P9"/>
      <text:p text:style-name="P9">The Guru grip loosened and he fell down on the wet ground. He wasn't fainted, just taking a rest. A rest we both needed sorely.</text:p>
      <text:p text:style-name="P9">.........................................................</text:p>
      <text:p text:style-name="P9"/>
      <text:p text:style-name="P9">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Even then he rarely felt it. The cold crystals melted as soon as they toughed the oak skin. Anta wiped his wet brow and shook the salt sweat off from hands and resumed. </text:p>
      <text:p text:style-name="P9"/>
      <text:p text:style-name="P9">"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text:soft-page-break/>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p>
      <text:p text:style-name="P9"/>
      <text:p text:style-name="P9">Guru placed the horse in the pit when Anta got out. He didn't needed any help. Even back in the Shambala he rarely asked for it being one of the bulkiest dudes in the city. He only need it when it came to stiching his clothes, or with spices for food. Something which were hard to come by as the years went on. </text:p>
      <text:p text:style-name="P9"/>
      <text:p text:style-name="P9">Anta waited for him to say something. A sudden wet lip licked his hair and warm air brushed passed his ears. Devdutt was neighing behind him. The ashen mane of his skidded in the light breeze. And although you can't tell where he was looking, Anta why he had came closer.</text:p>
      <text:p text:style-name="P9"/>
      <text:p text:style-name="P9">"Right, you two were together for over a week now. I'm sorry Dev." He brushed the soft mane. Even though they had been <text:soft-page-break/>on the road for a few days now. Devdutt's coat and mane was hardly scathed of any mud. They ever have been. </text:p>
      <text:p text:style-name="P9"/>
      <text:p text:style-name="P9">Like him she too was god given hence her name Devdutt which literally means 'Given by Gods.' <text:s/>Although Anta doesn't know which gods. Thos who were dead or the ones who wer on the brink of the same fate. His Guru knows but he never told him. </text:p>
      <text:p text:style-name="P9"/>
      <text:p text:style-name="P9">"You think there are others?"</text:p>
      <text:p text:style-name="P9"/>
      <text:p text:style-name="P9">"Hardly," he said "They don't travel in packs. Or else they would tear each other apart. We won't see another for at least a day...I hope."</text:p>
      <text:p text:style-name="P9"/>
      <text:p text:style-name="P9">The old man was busy burrying his ride beneath a buldging heap of dirt and mud. Most of it was pushed by him only while Anta helped little and devdutt nudged a small rock in. </text:p>
      <text:p text:style-name="P9"/>
      <text:p text:style-name="P9">"Too many" The teacher sighed when done. He looked at the grave as if something familiar. Something he was acustomed to. "We used to do it differently long ago. Immolation instead of burrying. And the ashes were collected for offering."</text:p>
      <text:p text:style-name="P9"/>
      <text:p text:style-name="P9">"Why not anymore?"</text:p>
      <text:p text:style-name="P9"><text:soft-page-break/></text:p>
      <text:p text:style-name="P9">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p>
      <text:p text:style-name="P9"/>
      <text:p text:style-name="P9">"The world is ending boy. Only you can salvage at least some of it."</text:p>
      <text:p text:style-name="P9"/>
      <text:p text:style-name="P9">"But you are much stronger than me. Lived through countless eras. Countless wars and civilisations like you said. So why ask me?"</text:p>
      <text:p text:style-name="P9"/>
      <text:p text:style-name="P9">"Because you're the only one who is free" he knelt down and softly grabbed the smalls houlders with his muddy hands. </text:p>
      <text:p text:style-name="P9"/>
      <text:p text:style-name="P9">"Don't get attached to this world, this cycle. It'll only make it more difficult. "</text:p>
      <text:p text:style-name="P9"/>
      <text:p text:style-name="P9">"But my mother lives here, my sister. YOU live here! How do I not do that?"</text:p>
      <text:p text:style-name="P9"/>
      <text:p text:style-name="P9"><text:soft-page-break/>His guru didn't answer turning away from his face as if hiding something in his eyes. The mans trimmed beard was getting out of shape by now. He would never let it go out of shape. He was too disciplined to let it happen. Then why? </text:p>
      <text:p text:style-name="P9"/>
      <text:p text:style-name="P9">"I'm sorry" it was a low whisper at first "I'm sorry" he said it again. "And we're almost out of time."</text:p>
      <text:p text:style-name="P9"/>
      <text:p text:style-name="P9"/>
      <text:p text:style-name="P14">#<text:bookmark text:name="bookmark=id.3znysh7"/></text:p>
      <text:p text:style-name="P8"><text:span text:style-name="T1">They were nearly there. Transparent water and somewhat breathable air flowed around them. Snow melted everywhere. </text:span><text:span text:style-name="T3">There is hardly any left. </text:span><text:span text:style-name="T2">Green patches of grass grew where once white frost ruled. Their reign was almost over and now the greenery was taking up the place. Bushes, grass and small plants thrived here. </text:span><text:span text:style-name="T3">They shouldn't though, right?</text:span><text:span text:style-name="T2"> It was a place of worship once. A place where none dared stay without ice crystal forming on their eyebrows. But Anta only wore a jacket now and he was fine. His Guru didn't even needed that. The man sat right behind him on Devdutt. Any other mare would've crumbled at this incline with this much weight. But devdutt wast built different. She was amognst those exceptional horses who grew faster, taller and more reliable than others. </text:span></text:p>
      <text:p text:style-name="P9"/>
      <text:p text:style-name="P9"><text:soft-page-break/>But she too neighed a lot more after the reigns were taken from Anta's hands. They both grew up together. And it was hard for someone else to even tame her other than Anta, let alone ride.</text:p>
      <text:p text:style-name="P9"/>
      <text:p text:style-name="P9">"You ok?" </text:p>
      <text:p text:style-name="P9"/>
      <text:p text:style-name="P9">"Yeah I'm fine." Anta said. His scratched hands held the saddle as if his life depended on it. The leg was bandaged now but it still throbbed and shot jolts in the entire body from time to time. The translucent skin showed the buldged up blue veins beneath it.</text:p>
      <text:p text:style-name="P9"><text:s/></text:p>
      <text:p text:style-name="P9">"It's a misconception that by ignoring your pain one becomes strong..."</text:p>
      <text:p text:style-name="P9"/>
      <text:p text:style-name="P9">"I don't see you cry often."</text:p>
      <text:p text:style-name="P9"/>
      <text:p text:style-name="P9">"Doesn't mean I don't feel it. " The gruffy voice became stern. A teacher's voice.</text:p>
      <text:p text:style-name="P9"/>
      <text:p text:style-name="P9">"Accepting Pain, enduring it and overcoming the same makes you strong. Not ignoring it."</text:p>
      <text:p text:style-name="P9"/>
      <text:p text:style-name="P9"><text:soft-page-break/>"I'm not." Guru didn't said anything in response.</text:p>
      <text:p text:style-name="P9"/>
      <text:p text:style-name="P9">"I may not be there in your need all the time. Don't think of me as your mother. Even less as a father. So.."</text:p>
      <text:p text:style-name="P9"/>
      <text:p text:style-name="P9">"Still " he interuppted "You're the closest thing I have to both."</text:p>
      <text:p text:style-name="P9"/>
      <text:p text:style-name="P9">"You've chosen wrong."</text:p>
      <text:p text:style-name="P9"/>
      <text:p text:style-name="P9">"I didn't had any options.." he chuckled. Through the corner of the eye he saw the Guru smile.</text:p>
      <text:p text:style-name="P9"/>
      <text:p text:style-name="P9">Devdutt struggled to climb more. Her hoofs were slipping on the snow. </text:p>
      <text:p text:style-name="P9"/>
      <text:p text:style-name="P9">"We've to get off." They both jumped down and Devdutt neighed in relief. She shook her head, snow fell down from her ashen mane covering the eyes. Anta grabbed the reins and lead her with him following his Guru. </text:p>
      <text:p text:style-name="P9"/>
      <text:p text:style-name="P9">"This place will give you your new name boy. A new purpose."</text:p>
      <text:p text:style-name="P9"/>
      <text:p text:style-name="P9">"But I already have both. Anta and to follow you."</text:p>
      <text:p text:style-name="P9"><text:soft-page-break/></text:p>
      <text:p text:style-name="P9">"Both of them will be taken from you. Anta is something I gave you. Not your true name. And I will not be there for you to follow. You will surpass me one day. And then you will lead."</text:p>
      <text:p text:style-name="P9"/>
      <text:p text:style-name="P9">"I can't see a future like that.." He said softly, elighted.</text:p>
      <text:p text:style-name="P9"/>
      <text:p text:style-name="P9">"You will soon. I've made sure of it. She has made sure of it. Look"</text:p>
      <text:p text:style-name="P9"/>
      <text:p text:style-name="P9">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p>
      <text:p text:style-name="P9"/>
      <text:p text:style-name="P9">"You're finally here. " Someone stood on the lake, on the ice. Her hair was blac and long. It reached the waist. Her left milky hand restd on the hips and the white pupils fixed on them. No...on his Guru. </text:p>
      <text:p text:style-name="P9"/>
      <text:p text:style-name="P9">"You made me worry..."</text:p>
      <text:p text:style-name="P9"><text:soft-page-break/></text:p>
      <text:p text:style-name="P9">"I was scared to. Tonight is the night?"</text:p>
      <text:p text:style-name="P9"/>
      <text:p text:style-name="P9">She shook her head slightly. "Tomorrow..." The soft pitch, almost musical voice said. </text:p>
      <text:p text:style-name="P9"/>
      <text:p text:style-name="P9">"And you must be the last one?" she glanced at the boy still standing on the edge on the waters. While his Guru had already walked ahead to the godess. </text:p>
      <text:p text:style-name="P9"/>
      <text:p text:style-name="P9">"I call him Anta." His Guru extend the hand calling his disciple. "He doesn't know everything. "</text:p>
      <text:p text:style-name="P9"/>
      <text:p text:style-name="P9">"Why?" she asked.</text:p>
      <text:p text:style-name="P9"/>
      <text:p text:style-name="P9">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p>
      <text:p text:style-name="P9"/>
      <text:p text:style-name="P9">"I just...I thought we'll have more time."</text:p>
      <text:p text:style-name="P9"/>
      <text:p text:style-name="P9"><text:soft-page-break/>she looked down. The smile which somehow lifted Anta's heart was fading " I couldn't endure much longer. It was a selfish..."</text:p>
      <text:p text:style-name="P9"/>
      <text:p text:style-name="P9">"It's not your fault. Thank you for sticking out this long. You didn't had too."</text:p>
      <text:p text:style-name="P9"/>
      <text:p text:style-name="P9">"I made a promise...didn't I?"</text:p>
      <text:p text:style-name="P9"/>
      <text:p text:style-name="P9">The suffocation was not present here. The constant weight which bringing you down like a noose on your neck was gone. What was she? Who was she?</text:p>
      <text:p text:style-name="P9"/>
      <text:p text:style-name="P9">"Name is Anta" He bent down and touched her cold wet feet. They were soft, fair. "Is she your wife?"</text:p>
      <text:p text:style-name="P9"/>
      <text:p text:style-name="P9">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text:soft-page-break/>his life. So he tried to deflect the thought that she only had a day on this world. Her second last night.</text:p>
      <text:p text:style-name="P9"/>
      <text:p text:style-name="P9">"Your girlfriend then?" </text:p>
      <text:p text:style-name="P9"/>
      <text:p text:style-name="P9">"He wish..."</text:p>
      <text:p text:style-name="P9"/>
      <text:p text:style-name="P9">Guru raised his brows on the comment but she continued ignoring him. The only person who ever did.</text:p>
      <text:p text:style-name="P9"/>
      <text:p text:style-name="P9">"He was the teacher of my son. A good one. "</text:p>
      <text:p text:style-name="P9"/>
      <text:p text:style-name="P9">"Was he one of the four?"</text:p>
      <text:p text:style-name="P9"/>
      <text:p text:style-name="P9">"The best one among them..." His Guru replied</text:p>
      <text:p text:style-name="P9"/>
      <text:p text:style-name="P9">"Even better then me?"</text:p>
      <text:p text:style-name="P9"/>
      <text:p text:style-name="P9">"Far better then you" she bent down looking in his eyes. She had silver pupils. No one has eyes like those. Except for demons. Taunting, teasing look on her face. </text:p>
      <text:p text:style-name="P9"/>
      <text:p text:style-name="P9">"But you're just starting. Like he did once. You may catch up....emphasis on 'may'." she grinned.</text:p>
      <text:p text:style-name="P9"><text:soft-page-break/></text:p>
      <text:p text:style-name="P9">"You're a ...you're a mom?"</text:p>
      <text:p text:style-name="P9"/>
      <text:p text:style-name="P9">"Don't look like one hah? I bet you thought I was only a few years older than you. Well I can be" </text:p>
      <text:p text:style-name="P9"/>
      <text:p text:style-name="P9">The woman who morphed, Her height shrunk, the clothes adapted to her new build. The hair gew shorter and now she was the one who looked up to meet eyes with Anta. The woman of nearly 30 was now around 13. 4 years younger than Anta. </text:p>
      <text:p text:style-name="P9"/>
      <text:p text:style-name="P9">"Or I can be 80 year old if you prefer?"</text:p>
      <text:p text:style-name="P9"/>
      <text:p text:style-name="P9">"No I loved the first one..." he blurted out shivering. Sweat dripped from his forhead. His Guru gazing at him.</text:p>
      <text:p text:style-name="P9"/>
      <text:p text:style-name="P9">"You loved huh?" She morphed back to being a woman. Her saree grew back to adapt. The hair was waist long again. The only thing which didn't changed between all her forms was her eyes. They were still silver white, reflecting Anta's face in them. "Well at least we know your taste. "</text:p>
      <text:p text:style-name="P9"/>
      <text:p text:style-name="P9"><text:soft-page-break/>Anta hid his face. Something he did rarely. But today he was being shredded like a paper. The layers peeled back and his secrets leaking out. </text:p>
      <text:p text:style-name="P9"/>
      <text:p text:style-name="P9">"Well I prefer to be in this form too..." The woman tapped the shoulders of the teacher.</text:p>
      <text:p text:style-name="P9"/>
      <text:p text:style-name="P9">"See even your student is blushing. At least he knows when to do it."</text:p>
      <text:p text:style-name="P9"/>
      <text:p text:style-name="P9">"I don't fault him <text:s/>" </text:p>
      <text:p text:style-name="P9"/>
      <text:p text:style-name="P9">"Look up boy. This may be your last chance to gaze on the mose beaiutiful woman in your life." </text:p>
      <text:p text:style-name="P9"/>
      <text:p text:style-name="P9">"oh, so you can praise. I just thought your were jealous all this time."</text:p>
      <text:p text:style-name="P9"/>
      <text:p text:style-name="P9">"Not in the least. I just hated the show off you were. Still hate it. But I gues it doesn't matter anymore."</text:p>
      <text:p text:style-name="P9"/>
      <text:p text:style-name="P9">"Well it matter's to me..." she said. "you will be gone but I still have to live."</text:p>
      <text:p text:style-name="P9">“You won’t be here though...”</text:p>
      <text:p text:style-name="P7"><text:soft-page-break/><text:tab/>“Unlike you I don’t get Moksha...It is denied.” she squirmed, uneasy. First lines on her forehead since I met her.</text:p>
      <text:p text:style-name="P7"><text:tab/>“Sorry...”</text:p>
      <text:p text:style-name="P7"><text:tab/>She said nothing. Her gaze on me. “When you’re gone,” she gently raced her fingers under my chin. They were cool, frosty and soft like cotton. “I’ll miss you. Probably the only Human I will.”</text:p>
      <text:p text:style-name="P7"/>
      <text:p text:style-name="P9">"Gone?" I asked shifting my eyes to him. Her hand stopped suddenly. Why did it stop? Gur...Parshuram smiled. He simply nodded. AS if it was something obvious. A boy who barely had an idea of his country was supposed to understand the world, the gods and even their ends. How? </text:p>
      <text:p text:style-name="P9">I know I wanted to grow up early. Every kid wants to but also like them I regretted it. IF only….</text:p>
      <text:p text:style-name="P9"/>
      <text:p text:style-name="P9">“Well, we knew this day would come. I just wished I could prepare you for what’s next….”</text:p>
      <text:p text:style-name="P9"/>
      <text:p text:style-name="P9">“No” I shook my head. “No, no. I...I’m not ready. You said so yourself. Neither are you nor am I.”</text:p>
      <text:p text:style-name="P9"/>
      <text:p text:style-name="P9">He forced a chuckle as he bent down to my level. His eyes looking up now and mine looking down on him. You could see the <text:soft-page-break/>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 We don't get to choose our time. It is already chosen for us.”</text:p>
      <text:p text:style-name="P9"/>
      <text:p text:style-name="P9">“You can’t do this.” The eyes became hazy, blurry, wet. “I won’t let you” The voiced, caved in as it breaked. “I can’t let you. How can I live without you?”</text:p>
      <text:p text:style-name="P9"/>
      <text:p text:style-name="P9">“There are six more like me Anta.” His smile never faded throughout the talk for the first time. “Six more who are waiting for you like me. Six more who will take care of you ,like brothers, fathers and for ones who you have to take care of like sons, daughters. People who still need you and the ones you need.”</text:p>
      <text:p text:style-name="P9"/>
      <text:p text:style-name="P9">“The ones who will leave me like you. ” It faded. I finally faded. “They are stuck too right. They need me to free themselves. LIke you. Like her.” Is that why I became what I became? I still ask myself that. What if I had a normal life. With a teacher who never left. Family who never abandoned me. <text:soft-page-break/>CHildren who didn’t tried to kill their own father and a love who never betrayed. I wondered where would I be if I had any of that. </text:p>
      <text:p text:style-name="P9">“Kid you want take the only thing I've waited so long to get.”</text:p>
      <text:p text:style-name="P9">“I'm not going to let you go. Besides you're immortal. How can you just leave?”</text:p>
      <text:p text:style-name="P9"/>
      <text:p text:style-name="P9">“”</text:p>
      <text:p text:style-name="P9"/>
      <text:p text:style-name="P9">…........................................</text:p>
      <text:p text:style-name="P9"/>
      <text:p text:style-name="P9">Scene Ideas:</text:p>
      <text:p text:style-name="P9"/>
      <text:p text:style-name="P7"><text:tab/>Fire place in town:</text:p>
      <text:p text:style-name="P7"/>
      <text:p text:style-name="P7"><text:tab/>The house we used as a shelter had a lot of rotting furniture. Ideal for burning. So we did exactly that. Vanity drawers, broken beds, cupboards, dinning table and wooden railing of the stairs all were up for the taking. Except for chairs which we cleaned and used, sitting around the bonfire.</text:p>
      <text:p text:style-name="P7"><text:tab/></text:p>
      <text:p text:style-name="P7"><text:tab/>The crumbling house still had part of it's uncollapsed concrete roof. Windows whose glasses were smudged but still <text:soft-page-break/>intact and ash here was very low compared to what we breathed and swallowed out side. </text:p>
      <text:p text:style-name="P7"><text:tab/>The only problem now was – food. We've run out of the canned ones we brought in bags. And though Devdutt and Garv can eat the grass and drink the boiled waters we can't just live on it. The stomach grumbled. It wasn't mine though. </text:p>
      <text:p text:style-name="P7"><text:tab/></text:p>
      <text:p text:style-name="P7"><text:tab/>Guru won't say it from his mouth. His pride won't let him. But we were hungry. The last meal I ate was a sliced yellow apple in the morning. His last meal was last night when we cut the very same apple in half. I was glad I saved a portion of it for the next day. </text:p>
      <text:p text:style-name="P7"><text:tab/>We brought bows, traps and even fishing net with this same thing in mind but rarely got to use any of it. The river was too toxic for any fish to swim. The sky to dark and filled with ash for birds to fly and though I did saw something move in the shrubbery yesterday. It was very small and the only living thing I saw since we got here. So here we were- Without food, barely drinkable water and a house which can fall on us at anytime. A memorable trip if you ask me.</text:p>
      <text:p text:style-name="P7"><text:tab/></text:p>
      <text:p text:style-name="P7"><text:tab/></text:p>
      <text:p text:style-name="P7"><text:tab/></text:p>
      <text:p text:style-name="P9"><text:s/></text:p>
      <text:p text:style-name="P9"><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size="10pt" style:font-name-asian="Courier New1" style:font-size-asian="10pt" style:font-name-complex="Courier New1"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fo:text-align="end" style:justify-single-word="false"/>
    </style:style>
    <style:style style:name="MP2" style:family="paragraph" style:parent-style-name="Standard">
      <style:paragraph-properties loext:contextual-spacing="false" fo:margin-top="0cm" fo:margin-bottom="0cm" fo:line-height="100%"/>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44</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1T13:03:38</meta:creation-date>
    <meta:generator>OpenOffice/4.1.7$Win32 OpenOffice.org_project/417m1$Build-9800</meta:generator>
    <dc:date>2021-03-11T15:40:47.17</dc:date>
    <dc:creator>savior </dc:creator>
    <meta:editing-duration>PT6H54M4S</meta:editing-duration>
    <meta:editing-cycles>52</meta:editing-cycles>
    <meta:document-statistic meta:table-count="1" meta:image-count="0" meta:object-count="0" meta:page-count="44" meta:paragraph-count="252" meta:word-count="7755" meta:character-count="40634"/>
  </office:meta>
</office:document-meta>
</file>